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1bea9"/>
    </style:style>
    <style:style style:name="P2" style:family="paragraph" style:parent-style-name="List_20_Paragraph">
      <style:text-properties officeooo:paragraph-rsid="0014b375"/>
    </style:style>
    <style:style style:name="P3" style:family="paragraph" style:parent-style-name="List_20_Paragraph">
      <style:text-properties officeooo:paragraph-rsid="00154132"/>
    </style:style>
    <style:style style:name="P4" style:family="paragraph" style:parent-style-name="List_20_Paragraph">
      <style:text-properties officeooo:paragraph-rsid="0017b2bc"/>
    </style:style>
    <style:style style:name="P5" style:family="paragraph" style:parent-style-name="List_20_Paragraph">
      <style:text-properties officeooo:paragraph-rsid="00132b50" style:font-name-asian="Times New Roman" style:font-name-complex="Calibri1"/>
    </style:style>
    <style:style style:name="P6" style:family="paragraph" style:parent-style-name="List_20_Paragraph">
      <style:text-properties officeooo:paragraph-rsid="0017b2bc" style:font-name-asian="Times New Roman" style:font-name-complex="Calibri1"/>
    </style:style>
    <style:style style:name="P7" style:family="paragraph" style:parent-style-name="List_20_Paragraph">
      <style:text-properties officeooo:paragraph-rsid="00154132" style:font-name-asian="Times New Roman" style:font-name-complex="Calibri1"/>
    </style:style>
    <style:style style:name="P8" style:family="paragraph" style:parent-style-name="List_20_Paragraph">
      <style:text-properties officeooo:paragraph-rsid="0014b375" style:font-name-asian="Times New Roman" style:font-name-complex="Calibri1"/>
    </style:style>
    <style:style style:name="P9" style:family="paragraph" style:parent-style-name="List_20_Paragraph">
      <style:text-properties officeooo:paragraph-rsid="0014b375" fo:background-color="#ffffff" style:font-name-asian="Times New Roman" style:font-name-complex="Calibri1"/>
    </style:style>
    <style:style style:name="P10" style:family="paragraph" style:parent-style-name="List_20_Paragraph">
      <style:text-properties officeooo:paragraph-rsid="00132b50" style:font-name-complex="Calibri1"/>
    </style:style>
    <style:style style:name="P11" style:family="paragraph" style:parent-style-name="List_20_Paragraph">
      <style:text-properties officeooo:paragraph-rsid="001a6ef5"/>
    </style:style>
    <style:style style:name="P12" style:family="paragraph" style:parent-style-name="List_20_Paragraph" style:list-style-name="WWNum4" style:master-page-name="Standard">
      <style:paragraph-properties style:page-number="auto"/>
      <style:text-properties fo:background-color="#ffffff" style:font-name-asian="Times New Roman" style:font-name-complex="Calibri1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officeooo:paragraph-rsid="001a6ef5" style:font-name-asian="Times New Roman" style:font-name-complex="Calibri1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ff" loext:char-shading-value="0" style:font-name-asian="Times New Roman" style:font-name-complex="Calibri1"/>
    </style:style>
    <style:style style:name="T3" style:family="text">
      <style:text-properties officeooo:rsid="0017b2bc" fo:background-color="#ffffff" loext:char-shading-value="0" style:font-name-asian="Times New Roman" style:font-name-complex="Calibri1"/>
    </style:style>
    <style:style style:name="T4" style:family="text">
      <style:text-properties officeooo:rsid="001a6ef5" fo:background-color="#ffffff" loext:char-shading-value="0"/>
    </style:style>
    <style:style style:name="T5" style:family="text">
      <style:text-properties style:font-name-asian="Times New Roman" style:font-name-complex="Calibri1"/>
    </style:style>
    <style:style style:name="T6" style:family="text">
      <style:text-properties officeooo:rsid="0014b375" style:font-name-asian="Times New Roman" style:font-name-complex="Calibri1"/>
    </style:style>
    <style:style style:name="T7" style:family="text">
      <style:text-properties officeooo:rsid="00154132" style:font-name-asian="Times New Roman" style:font-name-complex="Calibri1"/>
    </style:style>
    <style:style style:name="T8" style:family="text">
      <style:text-properties officeooo:rsid="0016e8d2" style:font-name-asian="Times New Roman" style:font-name-complex="Calibri1"/>
    </style:style>
    <style:style style:name="T9" style:family="text">
      <style:text-properties officeooo:rsid="0017b2bc" style:font-name-asian="Times New Roman" style:font-name-complex="Calibri1"/>
    </style:style>
    <style:style style:name="T10" style:family="text">
      <style:text-properties style:font-name-complex="Calibri1"/>
    </style:style>
    <style:style style:name="T11" style:family="text">
      <style:text-properties officeooo:rsid="00132b50" style:font-name-complex="Calibri1"/>
    </style:style>
    <style:style style:name="T12" style:family="text">
      <style:text-properties officeooo:rsid="001a6ef5" style:font-name-complex="Calibri1"/>
    </style:style>
    <style:style style:name="T1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officeooo:rsid="0018a1ec"/>
    </style:style>
    <style:style style:name="T15" style:family="text">
      <style:text-properties officeooo:rsid="001a6e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7287275" text:style-name="WWNum4">
        <text:list-item>
          <text:p text:style-name="P12">Write a query in SQL to display the first name, last name, department id, and department name for each employee<text:line-break/></text:p>
        </text:list-item>
      </text:list>
      <text:p text:style-name="P5">Print all employees:</text:p>
      <text:p text:style-name="P5"/>
      <text:p text:style-name="P6">create database myEmployeedb;<text:line-break/></text:p>
      <text:p text:style-name="P4"><text:span text:style-name="T5">CREATE TABLE </text:span><text:span text:style-name="T8">E</text:span><text:span text:style-name="T5">mployee</text:span><text:span text:style-name="T8">s </text:span><text:span text:style-name="T5">(</text:span></text:p>
      <text:p text:style-name="P7">id INT <text:s/>PRIMARY KEY, </text:p>
      <text:p text:style-name="P7">first_name VARCHAR(100) , </text:p>
      <text:p text:style-name="P3"><text:span text:style-name="T5">last_name VARCHAR(10</text:span><text:span text:style-name="T7">0</text:span><text:span text:style-name="T5">) , </text:span></text:p>
      <text:p text:style-name="P7">email VARCHAR(100), </text:p>
      <text:p text:style-name="P7">gender VARCHAR(10), </text:p>
      <text:p text:style-name="P7">city VARCHAR(100),</text:p>
      <text:p text:style-name="P7"><text:s/>social VARCHAR(100));</text:p>
      <text:p text:style-name="P5"/>
      <text:p text:style-name="P5"/>
      <text:p text:style-name="P3"><text:span text:style-name="T5">LOAD DATA LOCAL INFILE "/home/user/Downloads/MOCK_DATA (1).csv" INTO TABLE myEmployeedb.</text:span><text:span text:style-name="T8">E</text:span><text:span text:style-name="T5">mployee</text:span><text:span text:style-name="T8">s</text:span><text:span text:style-name="T5"> </text:span></text:p>
      <text:p text:style-name="P7">FIELDS TERMINATED BY ',' </text:p>
      <text:p text:style-name="P7">LINES TERMINATED BY '\n' </text:p>
      <text:p text:style-name="P7">IGNORE 1 LINES </text:p>
      <text:p text:style-name="P3"><text:span text:style-name="T5">(id, first_name, last_name, email, gender, city, soci</text:span><text:span text:style-name="T7">al)</text:span></text:p>
      <text:p text:style-name="P5"/>
      <text:p text:style-name="P8"><text:span text:style-name="T14">2. </text:span>Print all employees with First_name starting with an A, E, I, O, U</text:p>
      <text:p text:style-name="P8"/>
      <text:p text:style-name="P8">select first_name, last_name </text:p>
      <text:p text:style-name="P2"><text:span text:style-name="T5">from </text:span><text:span text:style-name="T9">E</text:span><text:span text:style-name="T5">mployee</text:span><text:span text:style-name="T9">s</text:span><text:span text:style-name="T5"> </text:span></text:p>
      <text:p text:style-name="P8">where substr(first_name, <text:s/>1, 1) in ('<text:span text:style-name="T14">A</text:span>', '<text:span text:style-name="T14">E</text:span>', '<text:span text:style-name="T14">I</text:span>', '<text:span text:style-name="T14">O</text:span>', '<text:span text:style-name="T14">U</text:span>');<text:line-break/><text:line-break/></text:p>
      <text:p text:style-name="P9"><text:span text:style-name="T15">3. </text:span>Write a query in SQL to display the first and last name and city for each employee</text:p>
      <text:p text:style-name="P9"/>
      <text:p text:style-name="P2"><text:span text:style-name="T5">select first_name, last_name , </text:span><text:span text:style-name="T6">city</text:span></text:p>
      <text:p text:style-name="P2"><text:span text:style-name="T2">from </text:span><text:span text:style-name="T3">E</text:span><text:span text:style-name="T2">mployee</text:span><text:span text:style-name="T3">s</text:span><text:span text:style-name="T2">;<text:line-break/></text:span></text:p>
      <text:p text:style-name="P13"><text:span text:style-name="T4"><text:s text:c="9"/>4. </text:span><text:span text:style-name="T1">Write a query in SQL to display the first and last name and city for</text:span></text:p>
      <text:p text:style-name="P13"><text:span text:style-name="T1"><text:s text:c="14"/>each employee </text:span><text:span text:style-name="T4">w</text:span><text:span text:style-name="T1">here is City is Atlanta, New York, Orlando</text:span></text:p>
      <text:p text:style-name="P8"/>
      <text:p text:style-name="P8">select first_name, last_name </text:p>
      <text:p text:style-name="P2"><text:span text:style-name="T5">from </text:span><text:span text:style-name="T9">E</text:span><text:span text:style-name="T5">mployee</text:span><text:span text:style-name="T9">s</text:span><text:span text:style-name="T5"> </text:span></text:p>
      <text:p text:style-name="P8">where city in ("Atlanta","New York", "Orlando");<text:line-break/></text:p>
      <text:p text:style-name="P5"/>
      <text:p text:style-name="P8"><text:span text:style-name="T15">5. </text:span>Count of employees from each city </text:p>
      <text:p text:style-name="P8"><text:soft-page-break/></text:p>
      <text:p text:style-name="P8">select city, count(*) </text:p>
      <text:p text:style-name="P2"><text:span text:style-name="T5">from </text:span><text:span text:style-name="T9">E</text:span><text:span text:style-name="T5">mployee</text:span><text:span text:style-name="T9">s</text:span></text:p>
      <text:p text:style-name="P8"><text:s/>GROUP BY city;</text:p>
      <text:p text:style-name="P5"/>
      <text:p text:style-name="P5"/>
      <text:p text:style-name="P10"/>
      <text:p text:style-name="P11"><text:span text:style-name="T12">6. </text:span><text:span text:style-name="T10">Write a query in SQL to display the first name, </text:span><text:span text:style-name="T11">email</text:span><text:span text:style-name="T10">, and </text:span><text:span text:style-name="T11">social</text:span><text:span text:style-name="T2"> </text:span><text:span text:style-name="T10">for</text:span></text:p>
      <text:p text:style-name="P11"><text:span text:style-name="T10"><text:s text:c="4"/>all employees <text:s text:c="2"/></text:span><text:span text:style-name="T5"><text:line-break/></text:span></text:p>
      <text:p text:style-name="P8">select first_name, email, social </text:p>
      <text:p text:style-name="P8">from employee;</text:p>
      <text:p text:style-name="P5"/>
      <text:p text:style-name="P5"/>
      <text:p text:style-name="List_20_Paragraph"><text:span text:style-name="T15">7. </text:span>Only show the last 4 digits of the Social.</text:p>
      <text:p text:style-name="List_20_Paragraph"/>
      <text:p text:style-name="P2"><text:s text:c="4"/>select substr(social,-4) </text:p>
      <text:p text:style-name="P2"><text:s text:c="4"/>from employee;</text:p>
      <text:p text:style-name="List_20_Paragraph"><text:span text:style-name="Source_20_Text"><text:span text:style-name="T13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6</meta:editing-cycles>
    <meta:creation-date>2020-11-05T16:28:00</meta:creation-date>
    <dc:date>2020-11-05T23:07:44.274653946</dc:date>
    <meta:editing-duration>PT46M14S</meta:editing-duration>
    <meta:generator>LibreOffice/6.0.7.3$Linux_X86_64 LibreOffice_project/00m0$Build-3</meta:generator>
    <meta:document-statistic meta:table-count="0" meta:image-count="0" meta:object-count="0" meta:page-count="2" meta:paragraph-count="39" meta:word-count="219" meta:character-count="1435" meta:non-whitespace-character-count="1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